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The</text:span><text:span text:style-name="T1_2"><text:s/></text:span><text:span text:style-name="T1_3">file</text:span><text:span text:style-name="T1_4"><text:s/></text:span><text:span text:style-name="T1_5">ZFM</text:span><text:span text:style-name="T1_6">-20_</text:span><text:span text:style-name="T1_7">Fingerprint</text:span><text:span text:style-name="T1_8">_</text:span><text:span text:style-name="T1_9">Module</text:span><text:span text:style-name="T1_10">.</text:span><text:span text:style-name="T1_11">pdf</text:span><text:span text:style-name="T1_12"><text:s/></text:span><text:span text:style-name="T1_13">is</text:span><text:span text:style-name="T1_14"><text:s/></text:span><text:span text:style-name="T1_15">an</text:span><text:span text:style-name="T1_16"><text:s/></text:span><text:span text:style-name="T1_17">automatic</text:span><text:span text:style-name="T1_18"><text:s/></text:span><text:span text:style-name="T1_19">translation</text:span><text:span text:style-name="T1_20"><text:s/></text:span><text:span text:style-name="T1_21">of</text:span><text:span text:style-name="T1_22"><text:s/></text:span><text:span text:style-name="T1_23">the</text:span><text:span text:style-name="T1_24"><text:s/></text:span><text:span text:style-name="T1_25">original</text:span><text:span text:style-name="T1_26"><text:s/></text:span><text:span text:style-name="T1_27">Chinese</text:span><text:span text:style-name="T1_28"><text:s/></text:span><text:span text:style-name="T1_29">datasheet</text:span><text:span text:style-name="T1_30">,<text:s/></text:span><text:span text:style-name="T1_31">as</text:span><text:span text:style-name="T1_32"><text:s/></text:span><text:span text:style-name="T1_33">performed</text:span><text:span text:style-name="T1_34"><text:s/></text:span><text:span text:style-name="T1_35">by</text:span><text:span text:style-name="T1_36"><text:s/></text:span><text:span text:style-name="T1_37">Google</text:span><text:span text:style-name="T1_38"><text:s/></text:span><text:span text:style-name="T1_39">Translate</text:span><text:span text:style-name="T1_40">.<text:s/></text:span><text:span text:style-name="T1_41">We</text:span><text:span text:style-name="T1_42"><text:s/></text:span><text:span text:style-name="T1_43">provide</text:span><text:span text:style-name="T1_44"><text:s/></text:span><text:span text:style-name="T1_45">it</text:span><text:span text:style-name="T1_46"><text:s/></text:span><text:span text:style-name="T1_47">as</text:span><text:span text:style-name="T1_48"><text:s/></text:span><text:span text:style-name="T1_49">a</text:span><text:span text:style-name="T1_50"><text:s/></text:span><text:span text:style-name="T1_51">courtesy</text:span><text:span text:style-name="T1_52"><text:s/></text:span><text:span text:style-name="T1_53">only</text:span><text:span text:style-name="T1_54">,<text:s/></text:span><text:span text:style-name="T1_55">and</text:span><text:span text:style-name="T1_56"><text:s/></text:span><text:span text:style-name="T1_57">have</text:span><text:span text:style-name="T1_58"><text:s/></text:span><text:span text:style-name="T1_59">not</text:span><text:span text:style-name="T1_60"><text:s/></text:span><text:span text:style-name="T1_61">reviewed</text:span><text:span text:style-name="T1_62"><text:s/></text:span><text:span text:style-name="T1_63">the</text:span><text:span text:style-name="T1_64"><text:s/></text:span><text:span text:style-name="T1_65">translation</text:span><text:span text:style-name="T1_66"><text:s/></text:span><text:span text:style-name="T1_67">for</text:span><text:span text:style-name="T1_68"><text:s/></text:span><text:span text:style-name="T1_69">accuracy</text:span><text:span text:style-name="T1_70"><text:s/></text:span><text:span text:style-name="T1_71">or</text:span><text:span text:style-name="T1_72"><text:s/></text:span><text:span text:style-name="T1_73">completeness</text:span><text:span text:style-name="T1_74">.</text:span></text:p>
      <text:p text:style-name="P2"/>
      <text:p text:style-name="P3"><text:span text:style-name="T3_1">Original</text:span><text:span text:style-name="T3_2"><text:s/></text:span><text:span text:style-name="T3_3">datasheet</text:span><text:span text:style-name="T3_4"><text:s/></text:span><text:span text:style-name="T3_5">available</text:span><text:span text:style-name="T3_6"><text:s/></text:span><text:span text:style-name="T3_7">here</text:span><text:span text:style-name="T3_8">:</text:span></text:p>
      <text:p text:style-name="P4"><text:span text:style-name="T4_1">http</text:span><text:span text:style-name="T4_2">://</text:span><text:span text:style-name="T4_3">www</text:span><text:span text:style-name="T4_4">.</text:span><text:span text:style-name="T4_5">adafruit</text:span><text:span text:style-name="T4_6">.</text:span><text:span text:style-name="T4_7">com</text:span><text:span text:style-name="T4_8">/</text:span><text:span text:style-name="T4_9">datasheets</text:span><text:span text:style-name="T4_10">/</text:span><text:span text:style-name="T4_11">DY</text:span><text:span text:style-name="T4_12">001</text:span><text:span text:style-name="T4_13">fingerprint</text:span><text:span text:style-name="T4_14">.</text:span><text:span text:style-name="T4_15">pdf</text:span></text:p>
      <text:p text:style-name="P5"/>
      <text:p text:style-name="P6"><text:span text:style-name="T6_1">-------</text:span></text:p>
      <text:p text:style-name="P7"><text:span text:style-name="T7_1">R</text:span><text:span text:style-name="T7_2">.</text:span><text:span text:style-name="T7_3">D</text:span><text:span text:style-name="T7_4">.<text:s/></text:span><text:span text:style-name="T7_5">Lesniak</text:span><text:span text:style-name="T7_6">,<text:s/></text:span><text:span text:style-name="T7_7">Oct</text:span><text:span text:style-name="T7_8">.<text:s/>31,<text:s/>2012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